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2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office:value-type="string" calcext:value-type="string">
            <text:p>gredles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office:value-type="string" calcext:value-type="string">
            <text:p>livere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5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1|aire1|a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5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3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office:value-type="string" calcext:value-type="string">
            <text:p>testmoni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an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5</text:p>
          </table:table-cell>
          <table:table-cell office:value-type="string" calcext:value-type="string">
            <text:p>su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8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9:19:36.306095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8T19:20:15.935256572</dc:date>
    <dc:creator>jbc </dc:creator>
    <meta:generator>LibreOffice/4.2.8.2$Linux_X86_64 LibreOffice_project/420m0$Build-2</meta:generator>
    <meta:editing-duration>P0D</meta:editing-duration>
    <meta:editing-cycles>2</meta:editing-cycles>
    <meta:document-statistic meta:table-count="1" meta:cell-count="7825" meta:object-count="0"/>
  </office:meta>
</office:document-meta>
</file>